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8dc0e" officeooo:paragraph-rsid="0018dc0e"/>
    </style:style>
    <style:style style:name="P2" style:family="paragraph" style:parent-style-name="Standard">
      <style:text-properties officeooo:paragraph-rsid="0019c94a"/>
    </style:style>
    <style:style style:name="P3" style:family="paragraph" style:parent-style-name="Standard">
      <style:text-properties officeooo:rsid="0019c94a" officeooo:paragraph-rsid="0019c94a"/>
    </style:style>
    <style:style style:name="P4" style:family="paragraph" style:parent-style-name="Standard">
      <style:text-properties officeooo:paragraph-rsid="001d72f6"/>
    </style:style>
    <style:style style:name="P5" style:family="paragraph" style:parent-style-name="Standard">
      <style:text-properties officeooo:rsid="001fbdb3" officeooo:paragraph-rsid="001fbdb3"/>
    </style:style>
    <style:style style:name="T1" style:family="text">
      <style:text-properties officeooo:rsid="0018dc0e"/>
    </style:style>
    <style:style style:name="T2" style:family="text">
      <style:text-properties officeooo:rsid="0019c94a"/>
    </style:style>
    <style:style style:name="T3" style:family="text">
      <style:text-properties officeooo:rsid="001d72f6"/>
    </style:style>
    <style:style style:name="T4" style:family="text">
      <style:text-properties officeooo:rsid="001a131e"/>
    </style:style>
    <style:style style:name="T5" style:family="text">
      <style:text-properties officeooo:rsid="001afa0e"/>
    </style:style>
    <style:style style:name="T6" style:family="text">
      <style:text-properties officeooo:rsid="001fbdb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2. <text:span text:style-name="T6">Cahier des Charges et </text:span>Contexte : Présentation du domaine d'application du logiciel de traitement d'image (mise en situation de portes et de fenêtres sur des photographies de maisons) et des besoins pour lesquels il a été développé.</text:p>
      <text:p text:style-name="Standard"/>
      <text:p text:style-name="P1">Le module de mise en situation original étant actuellement en production et utilisé régulièrement pas les clients, mon travail devra répondre aux mêmes besoins et apporter quelques avancées</text:p>
      <text:p text:style-name="P1"/>
      <text:p text:style-name="Standard">cahier des charges :</text:p>
      <text:p text:style-name="Standard"/>
      <text:p text:style-name="P5">La Mise en Situation est un outils permettant de visualiser une menuiserie (porte, fenêtre ou porte de garage) sur un bâtiment. La Mise en Situation doit pouvoir être utilisé par des commerciaux afin de présenter un produit au client ou illustrer un devis.</text:p>
      <text:p text:style-name="Standard"/>
      <text:p text:style-name="Standard"><text:s/>-Les fonctionnalités de l'ancien module doivent être reproduite dans la nouvelle version</text:p>
      <text:p text:style-name="Standard"><text:s/><text:span text:style-name="T1">soit :</text:span></text:p>
      <text:p text:style-name="P4"><text:tab/>-<text:span text:style-name="T3">Prise en charge des formats d’image </text:span><text:span text:style-name="T4">JPEG </text:span><text:span text:style-name="T5">et</text:span><text:span text:style-name="T4"> PNG</text:span></text:p>
      <text:p text:style-name="Standard"><text:tab/>-<text:span text:style-name="T1">Ajout suppression de photos d’un produit/menuiserie</text:span></text:p>
      <text:p text:style-name="Standard"><text:tab/>-<text:span text:style-name="T1">Ajout suppression de photos d’une photo de batiment</text:span></text:p>
      <text:p text:style-name="Standard"><text:tab/>-<text:span text:style-name="T1">Placement de la menuiserie en mode Proportionnel</text:span></text:p>
      <text:p text:style-name="Standard"><text:tab/>-<text:span text:style-name="T1">Placement de la menuiserie en mode Personnalité (ratio libre)</text:span></text:p>
      <text:p text:style-name="Standard"><text:tab/>-<text:span text:style-name="T1">Ajout d’une mention « Photo non contractuelle » en noir ou blanc.</text:span></text:p>
      <text:p text:style-name="Standard"><text:tab/>-<text:span text:style-name="T1">Export de l’image obtenue </text:span><text:span text:style-name="T2">via enregistrement en local</text:span></text:p>
      <text:p text:style-name="P2"><text:s/></text:p>
      <text:p text:style-name="P3">De plus les points suivants sont attendu dans la nouvelle version de la Mise en Situation</text:p>
      <text:p text:style-name="P2"/>
      <text:p text:style-name="P2">-Les images <text:span text:style-name="T2">de menuiseries</text:span> devront à présent pouvoir être mise en perspective</text:p>
      <text:p text:style-name="Standard">-Le module de mise en situation pour Adjustem Web doit être développé sur une base Php</text:p>
      <text:p text:style-name="Standard">-Le module doit être responsive</text:p>
      <text:p text:style-name="Standard">-Le module doit respecter la charte graphique de l'<text:span text:style-name="T2">A</text:span>djustem web basé sur bootstrap 4.6</text:p>
      <text:p text:style-name="Standard"/>
      <text:p text:style-name="Standard">-La mention doit pouvoir être plus paramétrable</text:p>
      <text:p text:style-name="Standard">-Le module doit pouvoir s’exécuter sur Microsoft Edge, Chrome et Firefox</text:p>
      <text:p text:style-name="Standard">-Le module doit pouvoir s’exécuter sur un poste desktop classique, un terminal tactile <text:span text:style-name="T2">et une tablette</text:span></text:p>
      <text:p text:style-name="Standard">-Utilisation des variables de session possible mais pas de cookies</text:p>
      <text:p text:style-name="Standard">-Le module doit pouvoir gérer et exporter les images au format base64</text:p>
      <text:p text:style-name="Standard">-Le module peut fonctionner en stand-alone ou être intégré dans la suite Adjustem Web</text:p>
      <text:p text:style-name="Standard"/>
      <text:p text:style-name="Standard"><text:s/></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 style:font-family-complex="Mangal"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6T10:18:43.944000000</meta:creation-date>
    <dc:date>2023-02-06T14:31:57.978000000</dc:date>
    <meta:editing-duration>PT19M8S</meta:editing-duration>
    <meta:editing-cycles>6</meta:editing-cycles>
    <meta:generator>LibreOffice/7.3.7.2$Linux_X86_64 LibreOffice_project/30$Build-2</meta:generator>
    <meta:document-statistic meta:table-count="0" meta:image-count="0" meta:object-count="0" meta:page-count="1" meta:paragraph-count="26" meta:word-count="319" meta:character-count="1998" meta:non-whitespace-character-count="1691"/>
  </office:meta>
</office:document-meta>
</file>